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rsid="001e7420" officeooo:paragraph-rsid="001e7420"/>
    </style:style>
    <style:style style:name="P3" style:family="paragraph" style:parent-style-name="Text_20_body">
      <style:text-properties officeooo:rsid="001e7420" officeooo:paragraph-rsid="001e7420"/>
    </style:style>
    <style:style style:name="T1" style:family="text">
      <style:text-properties officeooo:rsid="001e7420"/>
    </style:style>
    <style:style style:name="T2" style:family="text">
      <style:text-properties officeooo:rsid="001f947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Scenario</text:p>
      <text:p text:style-name="Standard">This project proposes a smart garden irrigation network using a peer-to-peer architecture. The system will have Internet of things devices that manage garden irrigation automatically by monitoring the moisture of the soil and scheduling watering events without a central server.</text:p>
      <text:p text:style-name="Standard"><text:s/></text:p>
      <text:p text:style-name="Subtitle">Devices</text:p>
      <text:p text:style-name="Standard">Soil moisture sensor node: This measures the level of moisture in the soil. </text:p>
      <text:p text:style-name="Standard">Water pump controller node: This activates water pumps to irrigate the garden when moisture levels are detected to be below a set threshold.</text:p>
      <text:p text:style-name="Standard"><text:s/></text:p>
      <text:p text:style-name="Subtitle">Data exchanged</text:p>
      <text:p text:style-name="Standard">Moisture readings from the sensor will be exchanged. Commands to activate or deactivate the pumps will be exchanged. Operational statuses will be sent from the sensor and controller.</text:p>
      <text:p text:style-name="Standard"/>
      <text:p text:style-name="Subtitle"><text:span text:style-name="T1">F</text:span>unctional requirements</text:p>
      <text:list text:style-name="L1">
        <text:list-item>
          <text:p text:style-name="P1">Devices must discover each other dynamically on the network.</text:p>
        </text:list-item>
        <text:list-item>
          <text:p text:style-name="P1">Devices must communicate directly using structured JSON messages.</text:p>
        </text:list-item>
        <text:list-item>
          <text:p text:style-name="P1">Communication must be bidirectional between sensors and controllers.</text:p>
        </text:list-item>
        <text:list-item>
          <text:p text:style-name="P1">Joining and leaving the network should be handled gracefully.</text:p>
        </text:list-item>
        <text:list-item>
          <text:p text:style-name="P1">Communication will be structured and logged for testing.</text:p>
        </text:list-item>
        <text:list-item>
          <text:p text:style-name="P2">Messages must be encrypted.</text:p>
        </text:list-item>
      </text:list>
      <text:p text:style-name="Standard"/>
      <text:p text:style-name="Subtitle">Protocol design</text:p>
      <text:p text:style-name="P3">The peers communicate using a UDP-based protocol. Sensor nodes periodically broadcast a HELLO message to announce their presence. The controller listens on a fixed UDP port. When it has received the message, the controller replies with an ACK message which contains the device ID and status. All messages use JSON which makes it readable. A timeout mechanism is used for the sensor to provide graceful handling of joining and leaving events without a central server. If no ACK reply is received, a message is displayed and it is retried later. Only when the peer is discovered and an ACK has been received can the communication be considered successful.</text:p>
      <text:p text:style-name="P3"/>
      <text:p text:style-name="P3">To meet the security requirements, the protocol was updated to use AES-based symmetric encryption via Python’s `cryptography.fernet` library. <text:span text:style-name="T2">A shared Fernet key was generated once and placed into the code of both peers. Before transmission, the messages are encrypted. On receipt, they are decrypted. Only peer with matching keys can decrypt messages. Mismatched keys result in the message not being sent and an error being displayed. This demonstrates both confidentiality and peer authentication, which meets the requirement of the communication being sec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6T13:44:11.266219000</meta:creation-date>
    <dc:date>2025-11-16T15:10:26.078091000</dc:date>
    <meta:editing-duration>PT1H15M53S</meta:editing-duration>
    <meta:editing-cycles>3</meta:editing-cycles>
    <meta:generator>LibreOffice/25.8.2.2$MacOSX_AARCH64 LibreOffice_project/d401f2107ccab8f924a8e2df40f573aab7605b6f</meta:generator>
    <meta:document-statistic meta:table-count="0" meta:image-count="0" meta:object-count="0" meta:page-count="1" meta:paragraph-count="19" meta:word-count="354" meta:character-count="2309" meta:non-whitespace-character-count="1975"/>
  </office:meta>
</office:document-meta>
</file>